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42cm" fo:min-width="3.59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703cm" fo:min-width="3.76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386cm" fo:min-width="2.67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_20_unfilled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dash" draw:stroke-dash="Dot" svg:stroke-width="0.053cm" svg:stroke-color="#666666" draw:marker-start="" draw:marker-start-width="0.28cm" draw:marker-start-center="false" draw:marker-end="Square_20_45_20_unfilled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109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4.311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dash" draw:stroke-dash="Dot" svg:stroke-width="0.053cm" svg:stroke-color="#666666" draw:marker-start="" draw:marker-start-width="0.28cm" draw:marker-start-center="false" draw:marker-end="Square_20_45_20_unfilled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_20_unfilled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5cm" svg:height="1.144cm" svg:x="6.075cm" svg:y="4.723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ssion ::</text:span></text:p>
          <text:p text:style-name="P1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216cm" svg:height="1.905cm" svg:x="5.991cm" svg:y="10.623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ssion ::</text:span></text:p>
          <text:p text:style-name="P1"><text:span text:style-name="T1">climanag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1cm" svg:y1="5.867cm" svg:x2="8.099cm" svg:y2="10.623cm" draw:start-shape="id1" draw:start-glue-point="2" draw:end-shape="id2" draw:end-glue-point="0" svg:d="M8100 5867v2378h-1v2378" svg:viewBox="0 0 2 4757">
          <text:p/>
        </draw:connector>
        <draw:custom-shape draw:style-name="gr4" draw:text-style-name="P2" xml:id="id3" draw:id="id3" draw:layer="layout" svg:width="3.13cm" svg:height="1.588cm" svg:x="12.61cm" svg:y="4.501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ssion ::</text:span></text:p>
          <text:p text:style-name="P1"><text:span text:style-name="T1">configurat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2.61cm" svg:y1="5.295cm" svg:x2="10.125cm" svg:y2="5.295cm" draw:start-shape="id3" draw:start-glue-point="3" draw:end-shape="id1" draw:end-glue-point="1" svg:d="M12610 5295h-2485" svg:viewBox="0 0 2486 1">
          <text:p/>
        </draw:connector>
        <draw:custom-shape draw:style-name="gr6" draw:text-style-name="P2" xml:id="id4" draw:id="id4" draw:layer="layout" svg:width="3cm" svg:height="1.5cm" svg:x="17.732cm" svg:y="4.545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ssion ::</text:span></text:p>
          <text:p text:style-name="P1"><text:span text:style-name="T1">directories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7.732cm" svg:y1="5.295cm" svg:x2="15.74cm" svg:y2="5.295cm" draw:start-shape="id4" draw:start-glue-point="3" draw:end-shape="id3" draw:end-glue-point="1" svg:d="M17732 5295h-1992" svg:viewBox="0 0 1993 1">
          <text:p/>
        </draw:connector>
        <draw:custom-shape draw:style-name="gr8" draw:text-style-name="P2" xml:id="id6" draw:id="id6" draw:layer="layout" svg:width="3cm" svg:height="1.5cm" svg:x="12.675cm" svg:y="14.017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fg ::</text:span></text:p>
          <text:p text:style-name="P1"><text:span text:style-name="T1">opt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3cm" svg:height="1.5cm" svg:x="12.675cm" svg:y="10.825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li ::</text:span></text:p>
          <text:p text:style-name="P1"><text:span text:style-name="T1">multipar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8" draw:id="id8" draw:layer="layout" svg:width="3cm" svg:height="1.5cm" svg:x="18.118cm" svg:y="10.825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fg ::</text:span></text:p>
          <text:p text:style-name="P1"><text:span text:style-name="T1">ini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9" draw:id="id9" draw:layer="layout" svg:width="3cm" svg:height="1.5cm" svg:x="12.675cm" svg:y="7.701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li ::</text:span></text:p>
          <text:p text:style-name="P1"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5" draw:id="id5" draw:layer="layout" svg:width="3cm" svg:height="1.5cm" svg:x="12.675cm" svg:y="1.387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fg ::</text:span></text:p>
          <text:p text:style-name="P1"><text:span text:style-name="T1">basesettings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175cm" svg:y1="2.887cm" svg:x2="14.175cm" svg:y2="4.501cm" draw:start-shape="id5" draw:end-shape="id3" draw:end-glue-point="0" svg:d="M14175 2887v1614" svg:viewBox="0 0 1 1615">
          <text:p/>
        </draw:connector>
        <draw:connector draw:style-name="gr14" draw:text-style-name="P3" draw:layer="layout" svg:x1="14.175cm" svg:y1="14.017cm" svg:x2="14.175cm" svg:y2="12.325cm" draw:start-shape="id6" draw:start-glue-point="0" draw:end-shape="id7" draw:end-glue-point="2" svg:d="M14175 14017v-1692" svg:viewBox="0 0 1 1693">
          <text:p/>
        </draw:connector>
        <draw:connector draw:style-name="gr15" draw:text-style-name="P3" draw:layer="layout" draw:line-skew="0.426cm" svg:x1="19.618cm" svg:y1="12.325cm" svg:x2="15.174cm" svg:y2="12.325cm" draw:start-shape="id8" draw:start-glue-point="2" draw:end-shape="id7" draw:end-glue-point="7" svg:d="M19618 12325v953h-4444v-953" svg:viewBox="0 0 4445 954">
          <text:p/>
        </draw:connector>
        <draw:connector draw:style-name="gr16" draw:text-style-name="P3" draw:layer="layout" svg:x1="12.675cm" svg:y1="11.575cm" svg:x2="10.207cm" svg:y2="11.575cm" draw:start-shape="id7" draw:start-glue-point="3" draw:end-shape="id2" draw:end-glue-point="1" svg:d="M12675 11575h-2468" svg:viewBox="0 0 2469 1">
          <text:p/>
        </draw:connector>
        <draw:connector draw:style-name="gr17" draw:text-style-name="P3" draw:layer="layout" svg:x1="14.175cm" svg:y1="9.201cm" svg:x2="14.175cm" svg:y2="10.825cm" draw:start-shape="id9" draw:start-glue-point="2" draw:end-shape="id7" draw:end-glue-point="0" svg:d="M14175 9201v1624" svg:viewBox="0 0 1 1625">
          <text:p/>
        </draw:connector>
        <draw:connector draw:style-name="gr18" draw:text-style-name="P3" draw:layer="layout" svg:x1="15.675cm" svg:y1="11.575cm" svg:x2="18.118cm" svg:y2="11.575cm" draw:start-shape="id7" draw:start-glue-point="1" draw:end-shape="id8" draw:end-glue-point="3" svg:d="M15675 11575h2443" svg:viewBox="0 0 2444 1">
          <text:p/>
        </draw:connector>
        <draw:custom-shape draw:style-name="gr19" draw:text-style-name="P2" xml:id="id13" draw:id="id13" draw:layer="layout" svg:width="3cm" svg:height="1.311cm" svg:x="23.436cm" svg:y="10.92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fg::</text:span></text:p>
          <text:p text:style-name="P1"><text:span text:style-name="T1">inisection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1" draw:id="id11" draw:layer="layout" svg:width="3cm" svg:height="1.5cm" svg:x="6.597cm" svg:y="17.183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ssion ::</text:span></text:p>
          <text:p text:style-name="P1"><text:span text:style-name="T1">layou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2" xml:id="id10" draw:id="id10" draw:layer="layout" svg:width="4.763cm" svg:height="1.5cm" svg:x="11.794cm" svg:y="17.183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layout ::</text:span></text:p>
          <text:p text:style-name="P1"><text:span text:style-name="T1">session_configur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12" draw:id="id12" draw:layer="layout" svg:width="3cm" svg:height="1.5cm" svg:x="18.167cm" svg:y="17.183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layout ::</text:span></text:p>
          <text:p text:style-name="P1"><text:span text:style-name="T1">sessioncfg66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svg:x1="11.794cm" svg:y1="17.933cm" svg:x2="9.597cm" svg:y2="17.933cm" draw:start-shape="id10" draw:start-glue-point="3" draw:end-shape="id11" draw:end-glue-point="1" svg:d="M11794 17933h-2197" svg:viewBox="0 0 2198 1">
          <text:p/>
        </draw:connector>
        <draw:connector draw:style-name="gr24" draw:text-style-name="P3" draw:layer="layout" svg:x1="18.167cm" svg:y1="17.933cm" svg:x2="16.557cm" svg:y2="17.933cm" draw:start-shape="id12" draw:start-glue-point="3" draw:end-shape="id10" draw:end-glue-point="1" svg:d="M18167 17933h-1610" svg:viewBox="0 0 1611 1">
          <text:p/>
        </draw:connector>
        <draw:connector draw:style-name="gr25" draw:text-style-name="P3" draw:layer="layout" svg:x1="23.436cm" svg:y1="11.575cm" svg:x2="21.118cm" svg:y2="11.575cm" draw:start-shape="id13" draw:start-glue-point="3" draw:end-shape="id8" draw:end-glue-point="1" svg:d="M23436 11575h-2318" svg:viewBox="0 0 2319 1">
          <text:p/>
        </draw:connector>
        <draw:frame draw:style-name="gr26" draw:text-style-name="P5" draw:layer="layout" svg:width="1.27cm" svg:height="0.725cm" svg:x="22.272cm" svg:y="10.942cm">
          <draw:text-box>
            <text:p text:style-name="P4"><text:span text:style-name="T1">1..*</text:span></text:p>
          </draw:text-box>
        </draw:frame>
        <draw:custom-shape draw:style-name="gr27" draw:text-style-name="P2" xml:id="id15" draw:id="id15" draw:layer="layout" svg:width="3cm" svg:height="1.5cm" svg:x="19.732cm" svg:y="7.701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ssion ::</text:span></text:p>
          <text:p text:style-name="P1"><text:span text:style-name="T1">configfil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4" draw:id="id14" draw:layer="layout" svg:width="3cm" svg:height="1.5cm" svg:x="23.436cm" svg:y="2.691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fg ::</text:span></text:p>
          <text:p text:style-name="P1"><text:span text:style-name="T1">configfile</text:span></text:p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23.937cm" svg:y1="4.191cm" svg:x2="21.232cm" svg:y2="7.701cm" draw:start-shape="id14" draw:start-glue-point="6" draw:end-shape="id15" draw:end-glue-point="0" svg:d="M23937 4191v1755h-2705v1755" svg:viewBox="0 0 2706 3511">
          <text:p/>
        </draw:connector>
        <draw:connector draw:style-name="gr30" draw:text-style-name="P3" draw:layer="layout" draw:type="line" svg:x1="14.175cm" svg:y1="6.089cm" svg:x2="19.732cm" svg:y2="8.95cm" draw:start-shape="id3" draw:start-glue-point="2" draw:end-shape="id15" draw:end-glue-point="11" svg:d="M14175 6089l5557 2861" svg:viewBox="0 0 5558 2862">
          <text:p/>
        </draw:connector>
        <draw:connector draw:style-name="gr31" draw:text-style-name="P3" draw:layer="layout" draw:type="line" svg:x1="20.231cm" svg:y1="6.045cm" svg:x2="20.233cm" svg:y2="7.701cm" draw:start-shape="id4" draw:start-glue-point="7" draw:end-shape="id15" draw:end-glue-point="5" svg:d="M20231 6045l2 1656" svg:viewBox="0 0 3 1657">
          <text:p/>
        </draw:connector>
        <draw:custom-shape draw:style-name="gr32" draw:text-style-name="P2" xml:id="id16" draw:id="id16" draw:layer="layout" svg:width="3cm" svg:height="1.5cm" svg:x="23.436cm" svg:y="7.701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fg ::</text:span></text:p>
          <text:p text:style-name="P1"><text:span text:style-name="T1">inifile</text:span></text:p>
          <draw:enhanced-geometry svg:viewBox="0 0 21600 21600" draw:type="rectangle" draw:enhanced-path="M 0 0 L 21600 0 21600 21600 0 21600 0 0 Z N"/>
        </draw:custom-shape>
        <draw:connector draw:style-name="gr33" draw:text-style-name="P3" draw:layer="layout" svg:x1="24.936cm" svg:y1="4.191cm" svg:x2="24.936cm" svg:y2="7.701cm" draw:start-shape="id14" draw:start-glue-point="2" draw:end-shape="id16" draw:end-glue-point="0" svg:d="M24936 4191v3510" svg:viewBox="0 0 1 3511">
          <text:p/>
        </draw:connector>
        <draw:connector draw:style-name="gr34" draw:text-style-name="P3" draw:layer="layout" svg:x1="24.936cm" svg:y1="10.92cm" svg:x2="24.936cm" svg:y2="9.201cm" draw:start-shape="id13" draw:start-glue-point="0" draw:end-shape="id16" draw:end-glue-point="2" svg:d="M24936 10920v-1719" svg:viewBox="0 0 1 1720">
          <text:p/>
        </draw:connector>
        <draw:connector draw:style-name="gr35" draw:text-style-name="P3" draw:layer="layout" draw:type="line" svg:x1="23.937cm" svg:y1="9.201cm" svg:x2="21.118cm" svg:y2="11.076cm" draw:start-shape="id16" draw:start-glue-point="6" draw:end-shape="id8" draw:end-glue-point="9" svg:d="M23937 9201l-2819 1875" svg:viewBox="0 0 2820 1876">
          <text:p/>
        </draw:connector>
        <draw:custom-shape draw:style-name="gr36" draw:text-style-name="P2" xml:id="id17" draw:id="id17" draw:layer="layout" svg:width="3cm" svg:height="1.5cm" svg:x="23.436cm" svg:y="14.066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fg ::</text:span></text:p>
          <text:p text:style-name="P1"><text:span text:style-name="T1">inisection</text:span></text:p>
          <draw:enhanced-geometry svg:viewBox="0 0 21600 21600" draw:type="rectangle" draw:enhanced-path="M 0 0 L 21600 0 21600 21600 0 21600 0 0 Z N"/>
        </draw:custom-shape>
        <draw:connector draw:style-name="gr37" draw:text-style-name="P3" draw:layer="layout" svg:x1="24.936cm" svg:y1="14.066cm" svg:x2="24.936cm" svg:y2="12.231cm" draw:start-shape="id17" draw:start-glue-point="0" draw:end-shape="id13" draw:end-glue-point="2" svg:d="M24936 14066v-1835" svg:viewBox="0 0 1 1836">
          <text:p/>
        </draw:connector>
        <draw:frame draw:style-name="gr38" draw:text-style-name="P5" draw:layer="layout" svg:width="1.316cm" svg:height="0.725cm" svg:x="25.23cm" svg:y="13.395cm">
          <draw:text-box>
            <text:p text:style-name="P4"><text:span text:style-name="T1">1..*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Navigation" svg:viewBox="0 0 786 1228" svg:d="M151 1228l-76-25-75-25 318-952 76-226 75 226 317 952-76 25-75 25-162-486v462h-80-79v-464z"/>
    <draw:marker draw:name="Square_20_45" draw:display-name="Square 45" svg:viewBox="0 0 1131 1131" svg:d="M0 564l564 567 567-567-567-564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2:24:27.507331572</meta:creation-date>
    <dc:date>2024-10-24T13:51:04.986116179</dc:date>
    <meta:editing-duration>PT46M57S</meta:editing-duration>
    <meta:editing-cycles>6</meta:editing-cycles>
    <meta:generator>LibreOffice/24.8.2.1$Linux_X86_64 LibreOffice_project/480$Build-1</meta:generator>
    <meta:document-statistic meta:object-count="38"/>
  </office:meta>
</office:document-meta>
</file>